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ae61" officeooo:paragraph-rsid="0013ae61"/>
    </style:style>
    <style:style style:name="P2" style:family="paragraph" style:parent-style-name="Standard">
      <style:text-properties officeooo:rsid="0013ae61" officeooo:paragraph-rsid="00140a11"/>
    </style:style>
    <style:style style:name="P3" style:family="paragraph" style:parent-style-name="Standard">
      <style:text-properties officeooo:rsid="0013ae61" officeooo:paragraph-rsid="00175880"/>
    </style:style>
    <style:style style:name="P4" style:family="paragraph" style:parent-style-name="Standard">
      <style:text-properties fo:font-weight="bold" officeooo:rsid="0013ae61" officeooo:paragraph-rsid="0013ae61" style:font-weight-asian="bold" style:font-weight-complex="bold"/>
    </style:style>
    <style:style style:name="P5" style:family="paragraph" style:parent-style-name="Standard">
      <style:text-properties officeooo:rsid="001fe58d" officeooo:paragraph-rsid="001fe58d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position="super 58%" style:font-name="Liberation Serif1" fo:font-weight="normal" officeooo:rsid="00140a11" style:font-weight-asian="normal" style:font-weight-complex="normal"/>
    </style:style>
    <style:style style:name="T4" style:family="text">
      <style:text-properties style:text-position="super 58%" style:font-name="Liberation Serif1" fo:font-weight="normal" officeooo:rsid="00203e96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style:text-position="0% 100%" fo:font-weight="normal" style:font-weight-asian="normal" style:font-weight-complex="normal"/>
    </style:style>
    <style:style style:name="T7" style:family="text">
      <style:text-properties style:text-position="0% 100%" fo:font-weight="normal" officeooo:rsid="00140a11" style:font-weight-asian="normal" style:font-weight-complex="normal"/>
    </style:style>
    <style:style style:name="T8" style:family="text">
      <style:text-properties style:text-position="0% 100%" style:font-name="Liberation Serif1" fo:font-weight="normal" style:font-weight-asian="normal" style:font-weight-complex="normal"/>
    </style:style>
    <style:style style:name="T9" style:family="text">
      <style:text-properties style:text-position="0% 100%" style:font-name="Liberation Serif1" fo:font-weight="normal" officeooo:rsid="00140a11" style:font-weight-asian="normal" style:font-weight-complex="normal"/>
    </style:style>
    <style:style style:name="T10" style:family="text">
      <style:text-properties style:text-position="0% 100%" style:font-name="Liberation Serif1" fo:font-weight="normal" officeooo:rsid="00175880" style:font-weight-asian="normal" style:font-weight-complex="normal"/>
    </style:style>
    <style:style style:name="T11" style:family="text">
      <style:text-properties style:text-position="0% 100%" style:font-name="Liberation Serif1" fo:font-weight="normal" officeooo:rsid="00203e96" style:font-weight-asian="normal" style:font-weight-complex="normal"/>
    </style:style>
    <style:style style:name="T12" style:family="text">
      <style:text-properties style:text-position="sub 58%" fo:font-weight="normal" style:font-weight-asian="normal" style:font-weight-complex="normal"/>
    </style:style>
    <style:style style:name="T13" style:family="text">
      <style:text-properties style:text-position="sub 58%" fo:font-weight="normal" officeooo:rsid="00140a11" style:font-weight-asian="normal" style:font-weight-complex="normal"/>
    </style:style>
    <style:style style:name="T14" style:family="text">
      <style:text-properties officeooo:rsid="00140a11"/>
    </style:style>
    <style:style style:name="T15" style:family="text">
      <style:text-properties style:font-name="Liberation Serif1" officeooo:rsid="00140a11"/>
    </style:style>
    <style:style style:name="T16" style:family="text">
      <style:text-properties style:font-name="Liberation Serif1" officeooo:rsid="001758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0</text:p>
      <text:p text:style-name="P1">Tarush Goyal </text:p>
      <text:p text:style-name="P1">180050110</text:p>
      <text:p text:style-name="P1"/>
      <text:p text:style-name="P1">1.1</text:p>
      <text:p text:style-name="P2"><text:tab/>(a) </text:p>
      <text:p text:style-name="P2"><text:tab/></text:p>
      <text:p text:style-name="P2"><text:tab/>We can define X as </text:p>
      <text:p text:style-name="P1"><text:tab/><text:tab/></text:p>
      <text:p text:style-name="P1"><text:tab/><text:tab/><text:tab/><text:tab/>X = CDF<text:span text:style-name="T1">-1 </text:span><text:span text:style-name="T5">(Y) <text:s/></text:span></text:p>
      <text:p text:style-name="P1"><text:span text:style-name="T5"><text:tab/></text:span></text:p>
      <text:p text:style-name="P1"><text:span text:style-name="T5"><text:tab/><text:tab/>(assuming CDF is invertible) </text:span></text:p>
      <text:p text:style-name="P1"><text:span text:style-name="T5"><text:tab/></text:span></text:p>
      <text:p text:style-name="P4"><text:span text:style-name="T5"><text:tab/>Proof : </text:span><text:span text:style-name="T6">let Z = CDF</text:span><text:span text:style-name="T2">-1</text:span><text:span text:style-name="T6">(Y) we will prove that Z and X have the same probability distribution.</text:span></text:p>
      <text:p text:style-name="P4"><text:span text:style-name="T6"><text:tab/></text:span></text:p>
      <text:p text:style-name="P4"><text:span text:style-name="T6"><text:tab/>Now, since cdf is always non decreasing : </text:span></text:p>
      <text:p text:style-name="P4"><text:span text:style-name="T6"><text:tab/><text:tab/><text:tab/></text:span></text:p>
      <text:p text:style-name="P4"><text:span text:style-name="T6"><text:tab/><text:tab/><text:tab/><text:tab/>P ( Z &lt; Z</text:span><text:span text:style-name="T12">0</text:span><text:span text:style-name="T6"> ) <text:s/>= P ( CDF</text:span><text:span text:style-name="T2">-1</text:span><text:span text:style-name="T6">(Y) &lt; Z</text:span><text:span text:style-name="T12">0</text:span><text:span text:style-name="T6">)</text:span></text:p>
      <text:p text:style-name="P4"><text:span text:style-name="T6"><text:tab/><text:tab/><text:tab/><text:tab/> <text:s text:c="19"/>= P ( Y &lt; CDF(Z</text:span><text:span text:style-name="T12">0</text:span><text:span text:style-name="T6">) )</text:span></text:p>
      <text:p text:style-name="P4"><text:span text:style-name="T6"><text:tab/><text:tab/><text:tab/><text:tab/><text:tab/> <text:s text:c="7"/>= CDF(Z</text:span><text:span text:style-name="T13">0</text:span><text:span text:style-name="T7">)</text:span></text:p>
      <text:p text:style-name="P4"><text:span text:style-name="T7"><text:tab/><text:tab/><text:tab/></text:span></text:p>
      <text:p text:style-name="P4"><text:span text:style-name="T7"><text:tab/><text:tab/>thus CDF (Z ) = CDF (X )</text:span></text:p>
      <text:p text:style-name="P4"><text:span text:style-name="T7"><text:tab/></text:span></text:p>
      <text:p text:style-name="P4"><text:span text:style-name="T7"><text:tab/>and are proposition is correct.</text:span></text:p>
      <text:p text:style-name="P4"><text:span text:style-name="T7"/></text:p>
      <text:p text:style-name="P4"><text:span text:style-name="T7"><text:tab/>(b) </text:span></text:p>
      <text:p text:style-name="P1"><text:tab/></text:p>
      <text:p text:style-name="P1"><text:tab/><text:span text:style-name="T14">X is an exponential random variable</text:span></text:p>
      <text:p text:style-name="P1"><text:tab/></text:p>
      <text:p text:style-name="P3"><text:tab/><text:tab/><text:tab/><text:span text:style-name="T14">PDF (X) = </text:span><text:span text:style-name="T9">λ . </text:span><text:span text:style-name="T14">exp (- </text:span><text:span text:style-name="T15">λ</text:span><text:span text:style-name="T16">x</text:span><text:span text:style-name="T14">) </text:span></text:p>
      <text:p text:style-name="P1"><text:span text:style-name="T9"><text:tab/><text:tab/><text:tab/></text:span></text:p>
      <text:p text:style-name="P3"><text:span text:style-name="T9"><text:tab/><text:tab/>thus, <text:s text:c="3"/>CDF (X) = 1 – exp(- λx)</text:span></text:p>
      <text:p text:style-name="P1"><text:span text:style-name="T9"/></text:p>
      <text:p text:style-name="P1"><text:span text:style-name="T9"><text:tab/><text:tab/>thus, <text:s text:c="4"/>CDF</text:span><text:span text:style-name="T3">-1 </text:span><text:span text:style-name="T9">(Y) = - log (1 – Y) / </text:span><text:span text:style-name="T10">λ</text:span></text:p>
      <text:p text:style-name="P1"><text:span text:style-name="T9"><text:tab/></text:span></text:p>
      <text:p text:style-name="P2"><text:span text:style-name="T9"><text:tab/><text:tab/>thus, <text:s text:c="5"/>X = - log (1 – Y) / </text:span><text:span text:style-name="T10">λ<text:tab/></text:span></text:p>
      <text:p text:style-name="P1"><text:span text:style-name="T9"><text:tab/></text:span></text:p>
      <text:p text:style-name="P5"><text:span text:style-name="T9">3</text:span></text:p>
      <text:p text:style-name="P5"><text:span text:style-name="T9"><text:tab/></text:span><text:span text:style-name="T8">(a) </text:span></text:p>
      <text:p text:style-name="P5"><text:span text:style-name="T8"><text:tab/></text:span></text:p>
      <text:p text:style-name="P5"><text:span text:style-name="T8"><text:tab/>let F(n) = expected number of tosses to get n heads</text:span></text:p>
      <text:p text:style-name="P5"><text:span text:style-name="T8"><text:tab/>let p be probability of head</text:span></text:p>
      <text:p text:style-name="P5"><text:span text:style-name="T8"><text:tab/></text:span></text:p>
      <text:p text:style-name="P5"><text:span text:style-name="T8"><text:tab/>then F(n) = p . (F(n-1) <text:s/>+ 1) + <text:s/>(1 – p) (F(n-1) + 1 + F(n)) </text:span></text:p>
      <text:p text:style-name="P5"><text:span text:style-name="T8"><text:tab/><text:tab/></text:span></text:p>
      <text:p text:style-name="P5"><text:span text:style-name="T8"><text:tab/><text:tab/>thus, <text:s text:c="6"/>p. F(n) <text:s/>= <text:s/>F(n-1) + 1</text:span></text:p>
      <text:p text:style-name="P5"><text:span text:style-name="T8"><text:tab/><text:tab/><text:tab/> <text:s text:c="6"/>F(n) <text:s/>= <text:s/>F(n-1)/p + 1/p</text:span></text:p>
      <text:p text:style-name="P5"><text:span text:style-name="T8"/></text:p>
      <text:p text:style-name="P5"><text:span text:style-name="T8"><text:tab/>here n =2 and p = 0.75</text:span></text:p>
      <text:p text:style-name="P5"><text:span text:style-name="T8"><text:tab/>F(0) = </text:span><text:span text:style-name="T11">0</text:span></text:p>
      <text:p text:style-name="P5"><text:span text:style-name="T11"><text:tab/>So, F(1) = 1/p = 4/3</text:span></text:p>
      <text:p text:style-name="P5"><text:span text:style-name="T11"><text:tab/>So, F(2) = 1/p + 1/p</text:span><text:span text:style-name="T4">2</text:span><text:span text:style-name="T11"> <text:s/>= <text:s/>4/3 + 16/9 = 28/9</text:span></text:p>
      <text:p text:style-name="P5"><text:soft-page-break/><text:span text:style-name="T11"/></text:p>
      <text:p text:style-name="P5"><text:span text:style-name="T8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16:38.722685890</meta:creation-date>
    <dc:date>2020-08-21T16:39:13.188409624</dc:date>
    <meta:editing-duration>P1DT17H33M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49" meta:word-count="196" meta:character-count="929" meta:non-whitespace-character-count="610"/>
  </office:meta>
</office:document-meta>
</file>